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DejaVu Sans1" svg:font-family="'DejaVu San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a4" style:family="table">
      <style:table-properties style:width="25.871cm" fo:margin-left="0cm" fo:margin-right="-0.086cm" table:align="margins" style:writing-mode="lr-tb"/>
    </style:style>
    <style:style style:name="Tabela4.A" style:family="table-column">
      <style:table-column-properties style:column-width="3.004cm" style:rel-column-width="7609*"/>
    </style:style>
    <style:style style:name="Tabela4.B" style:family="table-column">
      <style:table-column-properties style:column-width="3.228cm" style:rel-column-width="8176*"/>
    </style:style>
    <style:style style:name="Tabela4.C" style:family="table-column">
      <style:table-column-properties style:column-width="1.647cm" style:rel-column-width="4173*"/>
    </style:style>
    <style:style style:name="Tabela4.D" style:family="table-column">
      <style:table-column-properties style:column-width="4.173cm" style:rel-column-width="10571*"/>
    </style:style>
    <style:style style:name="Tabela4.E" style:family="table-column">
      <style:table-column-properties style:column-width="1.03cm" style:rel-column-width="2609*"/>
    </style:style>
    <style:style style:name="Tabela4.F" style:family="table-column">
      <style:table-column-properties style:column-width="1.704cm" style:rel-column-width="4316*"/>
    </style:style>
    <style:style style:name="Tabela4.H" style:family="table-column">
      <style:table-column-properties style:column-width="3.321cm" style:rel-column-width="8413*"/>
    </style:style>
    <style:style style:name="Tabela4.I" style:family="table-column">
      <style:table-column-properties style:column-width="3.41cm" style:rel-column-width="8637*"/>
    </style:style>
    <style:style style:name="Tabela4.J" style:family="table-column">
      <style:table-column-properties style:column-width="3.325cm" style:rel-column-width="8422*"/>
    </style:style>
    <style:style style:name="Tabela4.A1" style:family="table-cell">
      <style:table-cell-properties fo:background-color="transparent" fo:padding="0.049cm" fo:border-left="0.002cm solid #000000" fo:border-right="none" fo:border-top="0.002cm solid #000000" fo:border-bottom="0.002cm solid #000000">
        <style:background-image/>
      </style:table-cell-properties>
    </style:style>
    <style:style style:name="Tabela4.J1" style:family="table-cell">
      <style:table-cell-properties fo:background-color="transparent" fo:padding="0.049cm" fo:border="0.002cm solid #000000">
        <style:background-image/>
      </style:table-cell-properties>
    </style:style>
    <style:style style:name="Tabela4.A2" style:family="table-cell">
      <style:table-cell-properties fo:background-color="transparent" fo:padding="0.049cm" fo:border-left="0.002cm solid #000000" fo:border-right="none" fo:border-top="none" fo:border-bottom="0.002cm solid #000000">
        <style:background-image/>
      </style:table-cell-properties>
    </style:style>
    <style:style style:name="Tabela4.B2" style:family="table-cell">
      <style:table-cell-properties fo:background-color="transparent" fo:padding="0.049cm" fo:border-left="0.002cm solid #000000" fo:border-right="0.002cm solid #000000" fo:border-top="none" fo:border-bottom="0.002cm solid #000000">
        <style:background-image/>
      </style:table-cell-properties>
    </style:style>
    <style:style style:name="Tabela4.5" style:family="table-row">
      <style:table-row-properties style:min-row-height="0.101cm"/>
    </style:style>
    <style:style style:name="Tabela4.6" style:family="table-row">
      <style:table-row-properties style:min-row-height="0.249cm"/>
    </style:style>
    <style:style style:name="Tabela4.A7" style:family="table-cell">
      <style:table-cell-properties fo:background-color="transparent" fo:padding="0.097cm" fo:border="none">
        <style:background-image/>
      </style:table-cell-properties>
    </style:style>
    <style:style style:name="Tabela4.A8" style:family="table-cell">
      <style:table-cell-properties fo:background-color="transparent" fo:padding="0.097cm" fo:border="0.002cm solid #000000">
        <style:background-image/>
      </style:table-cell-properties>
    </style:style>
    <style:style style:name="Tabela3" style:family="table">
      <style:table-properties style:width="25.899cm" fo:margin-left="0.018cm" fo:margin-right="-0.132cm" table:align="margins" style:writing-mode="lr-tb"/>
    </style:style>
    <style:style style:name="Tabela3.A" style:family="table-column">
      <style:table-column-properties style:column-width="1.468cm" style:rel-column-width="3713*"/>
    </style:style>
    <style:style style:name="Tabela3.B" style:family="table-column">
      <style:table-column-properties style:column-width="11.818cm" style:rel-column-width="29904*"/>
    </style:style>
    <style:style style:name="Tabela3.C" style:family="table-column">
      <style:table-column-properties style:column-width="0.854cm" style:rel-column-width="2160*"/>
    </style:style>
    <style:style style:name="Tabela3.D" style:family="table-column">
      <style:table-column-properties style:column-width="1.469cm" style:rel-column-width="3717*"/>
    </style:style>
    <style:style style:name="Tabela3.E" style:family="table-column">
      <style:table-column-properties style:column-width="1.293cm" style:rel-column-width="3271*"/>
    </style:style>
    <style:style style:name="Tabela3.F" style:family="table-column">
      <style:table-column-properties style:column-width="1.619cm" style:rel-column-width="4097*"/>
    </style:style>
    <style:style style:name="Tabela3.G" style:family="table-column">
      <style:table-column-properties style:column-width="7.38cm" style:rel-column-width="18673*"/>
    </style:style>
    <style:style style:name="Tabela3.1" style:family="table-row">
      <style:table-row-properties style:min-row-height="0.265cm"/>
    </style:style>
    <style:style style:name="Tabela3.A1" style:family="table-cell">
      <style:table-cell-properties style:vertical-align="middle" fo:padding="0cm" fo:border-left="0.002cm solid #000000" fo:border-right="none" fo:border-top="0.002cm solid #000000" fo:border-bottom="0.002cm solid #000000"/>
    </style:style>
    <style:style style:name="Tabela3.G1" style:family="table-cell">
      <style:table-cell-properties style:vertical-align="middle" fo:padding="0cm" fo:border="0.002cm solid #000000"/>
    </style:style>
    <style:style style:name="Tabela3.2" style:family="table-row">
      <style:table-row-properties style:min-row-height="0.148cm"/>
    </style:style>
    <style:style style:name="Tabela3.A2" style:family="table-cell">
      <style:table-cell-properties style:vertical-align="middle" fo:padding="0cm" fo:border-left="0.002cm solid #000000" fo:border-right="none" fo:border-top="none" fo:border-bottom="0.002cm solid #000000"/>
    </style:style>
    <style:style style:name="Tabela3.G2" style:family="table-cell">
      <style:table-cell-properties style:vertical-align="middle" fo:padding="0cm" fo:border-left="0.002cm solid #000000" fo:border-right="0.002cm solid #000000" fo:border-top="none" fo:border-bottom="0.002cm solid #000000"/>
    </style:style>
    <style:style style:name="Tabela5" style:family="table">
      <style:table-properties style:width="25.929cm" fo:margin-left="0cm" fo:margin-right="-0.145cm" table:align="margins" style:writing-mode="lr-tb"/>
    </style:style>
    <style:style style:name="Tabela5.A" style:family="table-column">
      <style:table-column-properties style:column-width="13.063cm" style:rel-column-width="33017*"/>
    </style:style>
    <style:style style:name="Tabela5.B" style:family="table-column">
      <style:table-column-properties style:column-width="2.252cm" style:rel-column-width="5693*"/>
    </style:style>
    <style:style style:name="Tabela5.C" style:family="table-column">
      <style:table-column-properties style:column-width="1.87cm" style:rel-column-width="4725*"/>
    </style:style>
    <style:style style:name="Tabela5.D" style:family="table-column">
      <style:table-column-properties style:column-width="8.744cm" style:rel-column-width="22100*"/>
    </style:style>
    <style:style style:name="Tabela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5.D1" style:family="table-cell">
      <style:table-cell-properties fo:padding="0.097cm" fo:border="0.002cm solid #000000"/>
    </style:style>
    <style:style style:name="Tabela5.A2" style:family="table-cell">
      <style:table-cell-properties fo:padding="0.097cm" fo:border-left="0.002cm solid #000000" fo:border-right="none" fo:border-top="none" fo:border-bottom="0.002cm solid #000000"/>
    </style:style>
    <style:style style:name="Tabela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6" style:family="table">
      <style:table-properties style:width="20.869cm" table:align="left" style:writing-mode="lr-tb"/>
    </style:style>
    <style:style style:name="Tabela6.A" style:family="table-column">
      <style:table-column-properties style:column-width="10.947cm"/>
    </style:style>
    <style:style style:name="Tabela6.B" style:family="table-column">
      <style:table-column-properties style:column-width="2.085cm"/>
    </style:style>
    <style:style style:name="Tabela6.C" style:family="table-column">
      <style:table-column-properties style:column-width="2.279cm"/>
    </style:style>
    <style:style style:name="Tabela6.D" style:family="table-column">
      <style:table-column-properties style:column-width="5.558cm"/>
    </style:style>
    <style:style style:name="Tabela6.1" style:family="table-row">
      <style:table-row-properties style:min-row-height="0.564cm"/>
    </style:style>
    <style:style style:name="Tabela6.A1" style:family="table-cell">
      <style:table-cell-properties fo:padding="0.097cm" fo:border="0.002cm solid #000000"/>
    </style:style>
    <style:style style:name="Tabela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6.B2" style:family="table-cell">
      <style:table-cell-properties fo:padding="0.097cm" fo:border-left="0.002cm solid #000000" fo:border-right="none" fo:border-top="none" fo:border-bottom="0.002cm solid #000000"/>
    </style:style>
    <style:style style:name="Tabela6.B5" style:family="table-cell">
      <style:table-cell-properties fo:padding="0.097cm" fo:border="none"/>
    </style:style>
    <style:style style:name="Tabela2" style:family="table">
      <style:table-properties style:width="25.785cm" table:align="margins" style:writing-mode="lr-tb"/>
    </style:style>
    <style:style style:name="Tabela2.A" style:family="table-column">
      <style:table-column-properties style:column-width="10.848cm" style:rel-column-width="27571*"/>
    </style:style>
    <style:style style:name="Tabela2.B" style:family="table-column">
      <style:table-column-properties style:column-width="2.896cm" style:rel-column-width="7361*"/>
    </style:style>
    <style:style style:name="Tabela2.C" style:family="table-column">
      <style:table-column-properties style:column-width="12.04cm" style:rel-column-width="30603*"/>
    </style:style>
    <style:style style:name="Tabela2.A1" style:family="table-cell">
      <style:table-cell-properties fo:padding="0.097cm" fo:border="none"/>
    </style:style>
    <style:style style:name="P1" style:family="paragraph" style:parent-style-name="Standard">
      <style:paragraph-properties fo:margin-left="0cm" fo:margin-right="-1.588cm" fo:text-indent="0cm" style:auto-text-indent="false"/>
      <style:text-properties style:font-name="Arial" style:font-name-complex="Arial"/>
    </style:style>
    <style:style style:name="P2" style:family="paragraph" style:parent-style-name="Footer">
      <style:text-properties style:font-name="Arial" fo:font-size="8pt" fo:language="en" fo:country="US" style:font-size-asian="8pt" style:font-name-complex="Arial" style:font-size-complex="8pt"/>
    </style:style>
    <style:style style:name="P3" style:family="paragraph" style:parent-style-name="Standard">
      <style:paragraph-properties fo:line-height="150%" fo:text-align="end" style:justify-single-word="false"/>
      <style:text-properties style:font-name="Arial" fo:font-size="10.5pt" fo:font-weight="bold" style:font-size-asian="10.5pt" style:font-weight-asian="bold" style:font-name-complex="Arial" style:font-size-complex="10.5pt"/>
    </style:style>
    <style:style style:name="P4" style:family="paragraph" style:parent-style-name="Standard">
      <style:paragraph-properties fo:line-height="150%" fo:text-align="start" style:justify-single-word="false"/>
      <style:text-properties style:font-name="Arial" fo:font-size="10.5pt" fo:font-weight="bold" style:font-size-asian="10.5pt" style:font-weight-asian="bold" style:font-name-complex="Arial" style:font-size-complex="10.5pt"/>
    </style:style>
    <style:style style:name="P5" style:family="paragraph" style:parent-style-name="Standard">
      <style:paragraph-properties fo:text-align="center" style:justify-single-word="false"/>
      <style:text-properties style:font-name="Arial" fo:font-size="9pt" fo:font-weight="bold" style:font-size-asian="9pt" style:font-weight-asian="bold" style:font-name-complex="Arial" style:font-size-complex="9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2pt" style:font-size-asian="10.5pt" style:font-size-complex="12pt"/>
    </style:style>
    <style:style style:name="P7" style:family="paragraph" style:parent-style-name="Standard">
      <style:paragraph-properties fo:text-align="center" style:justify-single-word="false"/>
      <style:text-properties fo:color="#ffffff" style:font-name="Arial" fo:font-size="9pt" fo:font-weight="bold" style:font-size-asian="9pt" style:font-weight-asian="bold" style:font-name-complex="Arial" style:font-size-complex="9pt" style:font-weight-complex="bold"/>
    </style:style>
    <style:style style:name="P8" style:family="paragraph" style:parent-style-name="Table_20_Contents">
      <style:text-properties style:font-name="Arial" fo:font-size="9pt" fo:font-weight="bold" style:font-size-asian="9pt" style:font-weight-asian="bold" style:font-size-complex="9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size="9pt" fo:font-weight="bold" style:font-size-asian="9pt" style:font-weight-asian="bold" style:font-size-complex="9pt" style:font-weight-complex="bold"/>
    </style:style>
    <style:style style:name="P10" style:family="paragraph" style:parent-style-name="Table_20_Contents">
      <style:text-properties style:font-name="Arial" fo:font-size="9pt" style:font-size-asian="9pt" style:font-size-complex="9pt"/>
    </style:style>
    <style:style style:name="P11" style:family="paragraph" style:parent-style-name="Table_20_Contents">
      <style:paragraph-properties style:line-spacing="0.101cm" fo:text-align="center" style:justify-single-word="false"/>
      <style:text-properties style:font-name="Arial" fo:font-size="9pt" style:font-size-asian="9pt" style:font-size-complex="9pt"/>
    </style:style>
    <style:style style:name="P12" style:family="paragraph" style:parent-style-name="Table_20_Contents">
      <style:paragraph-properties fo:text-align="center" style:justify-single-word="false"/>
      <style:text-properties style:font-name="Arial" fo:font-size="9pt" style:font-size-asian="9pt" style:font-size-complex="9pt"/>
    </style:style>
    <style:style style:name="P13" style:family="paragraph" style:parent-style-name="Table_20_Contents">
      <style:text-properties style:font-name="Arial" fo:font-size="9pt" fo:font-weight="normal" style:font-size-asian="9pt" style:font-weight-asian="normal" style:font-size-complex="9pt" style:font-weight-complex="normal"/>
    </style:style>
    <style:style style:name="P14" style:family="paragraph" style:parent-style-name="Table_20_Contents">
      <style:paragraph-properties style:line-spacing="0.101cm" fo:text-align="justify" style:justify-single-word="false"/>
      <style:text-properties style:font-name="Arial" fo:font-size="9pt" fo:font-weight="normal" style:font-size-asian="9pt" style:font-weight-asian="normal" style:font-size-complex="9pt" style:font-weight-complex="normal"/>
    </style:style>
    <style:style style:name="P15" style:family="paragraph" style:parent-style-name="Table_20_Contents">
      <style:text-properties style:font-name="Arial" fo:font-size="10pt" fo:font-weight="bold" style:font-size-asian="10pt" style:font-weight-asian="bold" style:font-size-complex="10pt" style:font-weight-complex="bold"/>
    </style:style>
    <style:style style:name="P16" style:family="paragraph" style:parent-style-name="Table_20_Contents">
      <style:text-properties style:font-name="Arial" fo:font-size="10pt" style:font-size-asian="10pt" style:font-size-complex="10pt"/>
    </style:style>
    <style:style style:name="P17" style:family="paragraph" style:parent-style-name="Header">
      <style:paragraph-properties fo:text-align="center" style:justify-single-word="false"/>
      <style:text-properties style:font-name="Arial" fo:font-size="9pt" fo:font-weight="normal" fo:background-color="transparent" style:font-size-asian="9pt" style:font-weight-asian="normal" style:font-size-complex="9pt" style:font-weight-complex="normal"/>
    </style:style>
    <style:style style:name="P18" style:family="paragraph" style:parent-style-name="Header">
      <style:paragraph-properties fo:text-align="center" style:justify-single-word="false"/>
      <style:text-properties style:font-name="Arial" fo:font-size="7.5pt" fo:font-weight="normal" fo:background-color="transparent" style:font-size-asian="7.5pt" style:font-weight-asian="normal" style:font-size-complex="7.5pt" style:font-weight-complex="normal"/>
    </style:style>
    <style:style style:name="P19" style:family="paragraph" style:parent-style-name="Header">
      <style:paragraph-properties fo:text-align="start" style:justify-single-word="false"/>
      <style:text-properties style:font-name="Arial" fo:font-size="7.5pt" fo:font-weight="normal" fo:background-color="transparent" style:font-size-asian="7.5pt" style:font-weight-asian="normal" style:font-size-complex="7.5pt" style:font-weight-complex="normal"/>
    </style:style>
    <style:style style:name="P20" style:family="paragraph" style:parent-style-name="Header">
      <style:paragraph-properties fo:text-align="center" style:justify-single-word="false"/>
      <style:text-properties style:font-name="Arial" fo:font-size="7.5pt" fo:font-style="normal" fo:font-weight="normal" fo:background-color="transparent" style:font-size-asian="7.5pt" style:font-style-asian="normal" style:font-weight-asian="normal" style:font-size-complex="7.5pt" style:font-style-complex="normal" style:font-weight-complex="normal"/>
    </style:style>
    <style:style style:name="P21" style:family="paragraph" style:parent-style-name="Header">
      <style:paragraph-properties fo:text-align="start" style:justify-single-word="false"/>
      <style:text-properties style:font-name="Arial" fo:font-size="2pt" fo:font-style="normal" fo:font-weight="normal" fo:background-color="transparent" style:font-size-asian="2pt" style:font-style-asian="normal" style:font-weight-asian="normal" style:font-size-complex="2pt" style:font-style-complex="normal" style:font-weight-complex="normal"/>
    </style:style>
    <style:style style:name="P22" style:family="paragraph" style:parent-style-name="Table_20_Contents">
      <style:paragraph-properties fo:text-align="center" style:justify-single-word="false" fo:orphans="2" fo:widows="2" fo:hyphenation-ladder-count="no-limit" style:writing-mode="lr-tb"/>
      <style:text-properties style:use-window-font-color="true" style:font-name="Arial" fo:font-size="9pt" fo:language="pt" fo:country="BR" fo:font-weight="bold" style:font-name-asian="Times New Roman" style:font-size-asian="9pt" style:language-asian="zh" style:country-asian="CN" style:font-weight-asian="bold" style:font-name-complex="Times New Roman" style:font-size-complex="9pt" style:language-complex="ar" style:country-complex="SA" style:font-weight-complex="bold" fo:hyphenate="false" fo:hyphenation-remain-char-count="2" fo:hyphenation-push-char-count="2"/>
    </style:style>
    <style:style style:name="P23" style:family="paragraph" style:parent-style-name="Table_20_Contents">
      <style:paragraph-properties fo:text-align="justify" style:justify-single-word="false" fo:orphans="2" fo:widows="2" fo:hyphenation-ladder-count="no-limit" style:writing-mode="lr-tb"/>
      <style:text-properties style:use-window-font-color="true" style:font-name="Arial" fo:font-size="9pt" fo:language="pt" fo:country="BR" fo:font-weight="normal" style:font-name-asian="Times New Roman" style:font-size-asian="9pt" style:language-asian="zh" style:country-asian="CN" style:font-weight-asian="normal" style:font-name-complex="Times New Roman" style:font-size-complex="9pt" style:language-complex="ar" style:country-complex="SA" style:font-weight-complex="normal" fo:hyphenate="false" fo:hyphenation-remain-char-count="2" fo:hyphenation-push-char-count="2"/>
    </style:style>
    <style:style style:name="P24" style:family="paragraph" style:parent-style-name="Heading_20_2">
      <style:text-properties fo:font-size="12pt" style:font-size-asian="12pt"/>
    </style:style>
    <style:style style:name="P25" style:family="paragraph" style:parent-style-name="Heading_20_3">
      <style:paragraph-properties fo:line-height="150%" fo:text-align="center" style:justify-single-word="false"/>
      <style:text-properties style:font-name="Arial" fo:font-size="12pt" fo:font-weight="bold" style:font-size-asian="12pt" style:font-weight-asian="bold" style:font-name-complex="Arial" style:font-size-complex="10.5pt"/>
    </style:style>
    <style:style style:name="P26" style:family="paragraph" style:parent-style-name="Heading_20_1">
      <style:text-properties fo:font-size="16pt" style:font-size-asian="16pt" style:font-size-complex="16pt" style:font-weight-complex="bold"/>
    </style:style>
    <style:style style:name="P27" style:family="paragraph" style:parent-style-name="Heading_20_1">
      <style:text-properties style:font-name="Arial" fo:font-size="10.5pt" fo:font-weight="bold" style:font-size-asian="10.5pt" style:font-weight-asian="bold" style:font-name-complex="Arial" style:font-size-complex="10.5pt"/>
    </style:style>
    <style:style style:name="P28" style:family="paragraph" style:parent-style-name="Heading_20_4" style:master-page-name="Standard">
      <style:paragraph-properties style:page-number="auto"/>
      <style:text-properties fo:font-size="6pt" style:font-size-asian="5.25pt" style:font-size-complex="6pt"/>
    </style:style>
    <style:style style:name="T1" style:family="text">
      <style:text-properties style:font-name="Arial" fo:font-size="9pt" fo:font-weight="bold" style:font-size-asian="9pt" style:font-weight-asian="bold" style:font-name-complex="Arial" style:font-size-complex="9pt" style:font-weight-complex="bold"/>
    </style:style>
    <style:style style:name="T2" style:family="text">
      <style:text-properties style:font-name="Arial" fo:font-weight="bold" style:font-weight-asian="bold" style:font-name-complex="Arial" style:font-weight-complex="bold"/>
    </style:style>
    <style:style style:name="T3" style:family="text">
      <style:text-properties fo:font-size="2pt" style:font-size-asian="2pt" style:font-size-complex="2pt"/>
    </style:style>
    <style:style style:name="T4" style:family="text">
      <style:text-properties fo:font-size="7.5pt" style:font-size-asian="7.5pt" style:font-size-complex="7.5pt"/>
    </style:style>
    <style:style style:name="fr1" style:family="graphic" style:parent-style-name="Frame">
      <style:graphic-properties style:vertical-pos="from-top" style:vertical-rel="page" style:horizontal-pos="from-left" style:horizontal-rel="pag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Quadro1" text:anchor-type="page" text:anchor-page-number="1" svg:x="8.627cm" svg:y="0.728cm" fo:min-width="2cm" draw:z-index="0">
        <draw:text-box fo:min-height="0.499cm">
          <text:h text:style-name="P26" text:outline-level="1">UNIVERSIDADE FEDERAL DE RORAIMA</text:h>
          <text:h text:style-name="P24" text:outline-level="2">PRÓ-REITORIA DE PESQUISA E PÓS-GRADUAÇÃO</text:h>
          <text:h text:style-name="P25" text:outline-level="3">DEPARTAMENTO DE REGISTRO E CONTROLE ACADÊMICO</text:h>
        </draw:text-box>
      </draw:frame>
      <text:h text:style-name="P28" text:outline-level="4"/>
      <text:p text:style-name="P7"><text:tab/><text:tab/>{situacao}<text:tab/><text:tab/><text:tab/><text:tab/></text:p>
      <text:p text:style-name="P5"/>
      <text:p text:style-name="P6"><text:span text:style-name="T1"><text:tab/><text:tab/><text:tab/><text:tab/><text:tab/></text:span><text:span text:style-name="T2">Histórico Escolar</text:span><text:span text:style-name="T1"><text:tab/><text:tab/><text:tab/><text:tab/><text:tab/><text:tab/> {data}</text:span></text:p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column table:style-name="Tabela4.E"/>
        <table:table-column table:style-name="Tabela4.F"/>
        <table:table-column table:style-name="Tabela4.E"/>
        <table:table-column table:style-name="Tabela4.H"/>
        <table:table-column table:style-name="Tabela4.I"/>
        <table:table-column table:style-name="Tabela4.J"/>
        <table:table-row>
          <table:table-cell table:style-name="Tabela4.A1" office:value-type="string">
            <text:p text:style-name="P15">Nome: </text:p>
          </table:table-cell>
          <table:table-cell table:style-name="Tabela4.A1" table:number-columns-spanned="7" office:value-type="string">
            <text:p text:style-name="P15">{nome}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1" office:value-type="string">
            <text:p text:style-name="P16">Matrícula:</text:p>
          </table:table-cell>
          <table:table-cell table:style-name="Tabela4.J1" office:value-type="string">
            <text:p text:style-name="P16">{matricula}</text:p>
          </table:table-cell>
        </table:table-row>
        <table:table-row>
          <table:table-cell table:style-name="Tabela4.A2" office:value-type="string">
            <text:p text:style-name="P16">Nascimento:</text:p>
          </table:table-cell>
          <table:table-cell table:style-name="Tabela4.B2" table:number-columns-spanned="9" office:value-type="string">
            <text:p text:style-name="P16">{dt_nascimento}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4.A2" office:value-type="string">
            <text:p text:style-name="P16">Pai:</text:p>
          </table:table-cell>
          <table:table-cell table:style-name="Tabela4.A2" table:number-columns-spanned="5" office:value-type="string">
            <text:p text:style-name="P16">{pai}</text:p>
          </table:table-cell>
          <table:covered-table-cell/>
          <table:covered-table-cell/>
          <table:covered-table-cell/>
          <table:covered-table-cell/>
          <table:table-cell table:style-name="Tabela4.A2" office:value-type="string">
            <text:p text:style-name="P16">Mãe:</text:p>
          </table:table-cell>
          <table:table-cell table:style-name="Tabela4.B2" table:number-columns-spanned="3" office:value-type="string">
            <text:p text:style-name="P16">{mae}</text:p>
          </table:table-cell>
          <table:covered-table-cell/>
          <table:covered-table-cell/>
        </table:table-row>
        <table:table-row>
          <table:table-cell table:style-name="Tabela4.A2" office:value-type="string">
            <text:p text:style-name="P16">3º grau:</text:p>
          </table:table-cell>
          <table:table-cell table:style-name="Tabela4.A2" table:number-columns-spanned="7" office:value-type="string">
            <text:p text:style-name="P16">{seg_grau}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4.A2" office:value-type="string">
            <text:p text:style-name="P16">Ano de Conclusão:</text:p>
          </table:table-cell>
          <table:table-cell table:style-name="Tabela4.B2" office:value-type="string">
            <text:p text:style-name="P16">{seg_ano}</text:p>
          </table:table-cell>
        </table:table-row>
        <table:table-row table:style-name="Tabela4.5">
          <table:table-cell table:style-name="Tabela4.A2" office:value-type="string">
            <text:p text:style-name="P16">RG:</text:p>
          </table:table-cell>
          <table:table-cell table:style-name="Tabela4.A2" office:value-type="string">
            <text:p text:style-name="P16">{rg}</text:p>
          </table:table-cell>
          <table:table-cell table:style-name="Tabela4.A2" office:value-type="string">
            <text:p text:style-name="P16">Órg Exp:</text:p>
          </table:table-cell>
          <table:table-cell table:style-name="Tabela4.A2" office:value-type="string">
            <text:p text:style-name="P16">{rg_exp}</text:p>
          </table:table-cell>
          <table:table-cell table:style-name="Tabela4.A2" office:value-type="string">
            <text:p text:style-name="P16">CPF:</text:p>
          </table:table-cell>
          <table:table-cell table:style-name="Tabela4.B2" table:number-columns-spanned="5" office:value-type="string">
            <text:p text:style-name="P16">{cpf}</text:p>
          </table:table-cell>
          <table:covered-table-cell/>
          <table:covered-table-cell/>
          <table:covered-table-cell/>
          <table:covered-table-cell/>
        </table:table-row>
        <table:table-row table:style-name="Tabela4.6">
          <table:table-cell table:style-name="Tabela4.A2" office:value-type="string">
            <text:p text:style-name="P16">Curso:</text:p>
          </table:table-cell>
          <table:table-cell table:style-name="Tabela4.A2" table:number-columns-spanned="3" office:value-type="string">
            <text:p text:style-name="P16">{curso}</text:p>
          </table:table-cell>
          <table:covered-table-cell/>
          <table:covered-table-cell/>
          <table:table-cell table:style-name="Tabela4.A2" table:number-columns-spanned="3" office:value-type="string">
            <text:p text:style-name="P16">Tipo de <text:s/>Ingresso:</text:p>
          </table:table-cell>
          <table:covered-table-cell/>
          <table:covered-table-cell/>
          <table:table-cell table:style-name="Tabela4.A2" office:value-type="string">
            <text:p text:style-name="P16">{tipo_ingresso}</text:p>
          </table:table-cell>
          <table:table-cell table:style-name="Tabela4.A2" office:value-type="string">
            <text:p text:style-name="P16">Data de Ingresso:</text:p>
          </table:table-cell>
          <table:table-cell table:style-name="Tabela4.B2" office:value-type="string">
            <text:p text:style-name="P16">{data_ingresso}</text:p>
          </table:table-cell>
        </table:table-row>
        <table:table-row table:style-name="Tabela4.6">
          <table:table-cell table:style-name="Tabela4.A7" office:value-type="string">
            <text:p text:style-name="P16"/>
          </table:table-cell>
          <table:table-cell table:style-name="Tabela4.A7" table:number-columns-spanned="3" office:value-type="string">
            <text:p text:style-name="P16"/>
          </table:table-cell>
          <table:covered-table-cell/>
          <table:covered-table-cell/>
          <table:table-cell table:style-name="Tabela4.A7" table:number-columns-spanned="3" office:value-type="string">
            <text:p text:style-name="P16"/>
          </table:table-cell>
          <table:covered-table-cell/>
          <table:covered-table-cell/>
          <table:table-cell table:style-name="Tabela4.A7" office:value-type="string">
            <text:p text:style-name="P16"/>
          </table:table-cell>
          <table:table-cell table:style-name="Tabela4.A7" office:value-type="string">
            <text:p text:style-name="P16"/>
          </table:table-cell>
          <table:table-cell table:style-name="Tabela4.A7" office:value-type="string">
            <text:p text:style-name="P16"/>
          </table:table-cell>
        </table:table-row>
        <table:table-row table:style-name="Tabela4.6">
          <table:table-cell table:style-name="Tabela4.A8" table:number-columns-spanned="10" office:value-type="string">
            <text:p text:style-name="P1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Text_20_body"><text:bookmark text:name="__DdeLink__2772_315756537"/></text:p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column table:style-name="Tabela3.F"/>
        <table:table-column table:style-name="Tabela3.G"/>
        <table:table-row table:style-name="Tabela3.1">
          <table:table-cell table:style-name="Tabela3.A1" office:value-type="string">
            <text:p text:style-name="P9">Código</text:p>
          </table:table-cell>
          <table:table-cell table:style-name="Tabela3.A1" office:value-type="string">
            <text:p text:style-name="P9">DISCIPLINAS OBRIGATÓRIAS</text:p>
          </table:table-cell>
          <table:table-cell table:style-name="Tabela3.A1" office:value-type="string">
            <text:p text:style-name="P9">CH</text:p>
          </table:table-cell>
          <table:table-cell table:style-name="Tabela3.A1" office:value-type="string">
            <text:p text:style-name="P9">Média</text:p>
          </table:table-cell>
          <table:table-cell table:style-name="Tabela3.A1" office:value-type="string">
            <text:p text:style-name="P9">Início</text:p>
          </table:table-cell>
          <table:table-cell table:style-name="Tabela3.A1" office:value-type="string">
            <text:p text:style-name="P9">Término</text:p>
          </table:table-cell>
          <table:table-cell table:style-name="Tabela3.G1" office:value-type="string">
            <text:p text:style-name="P9">Professor(a)</text:p>
          </table:table-cell>
        </table:table-row>
        <table:table-row table:style-name="Tabela3.2">
          <table:table-cell table:style-name="Tabela3.A2" office:value-type="string">
            <text:p text:style-name="P17"><text:span text:style-name="T3">[!-- BEGIN row.L --]</text:span> <text:span text:style-name="T4">{cod}</text:span></text:p>
          </table:table-cell>
          <table:table-cell table:style-name="Tabela3.A2" office:value-type="string">
            <text:p text:style-name="P19">{nome}</text:p>
          </table:table-cell>
          <table:table-cell table:style-name="Tabela3.A2" office:value-type="string">
            <text:p text:style-name="P18">{ch}</text:p>
          </table:table-cell>
          <table:table-cell table:style-name="Tabela3.A2" office:value-type="string">
            <text:p text:style-name="P18">{media}</text:p>
          </table:table-cell>
          <table:table-cell table:style-name="Tabela3.A2" office:value-type="string">
            <text:p text:style-name="P20"><text:bookmark-start text:name="__DdeLink__674_325040828"/><text:bookmark-end text:name="__DdeLink__674_325040828"/></text:p>
          </table:table-cell>
          <table:table-cell table:style-name="Tabela3.A2" office:value-type="string">
            <text:p text:style-name="P20"/>
          </table:table-cell>
          <table:table-cell table:style-name="Tabela3.G2" office:value-type="string">
            <text:p text:style-name="P21"><text:s/>[!-- END row.L --]</text:p>
          </table:table-cell>
        </table:table-row>
      </table:table>
      <text:p text:style-name="Text_20_body"/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row>
          <table:table-cell table:style-name="Tabela5.A1" office:value-type="string">
            <text:p text:style-name="P8">Título da Monografia:</text:p>
          </table:table-cell>
          <table:table-cell table:style-name="Tabela5.A1" office:value-type="string">
            <text:p text:style-name="P9">Defesa</text:p>
          </table:table-cell>
          <table:table-cell table:style-name="Tabela5.A1" office:value-type="string">
            <text:p text:style-name="P9">Média</text:p>
          </table:table-cell>
          <table:table-cell table:style-name="Tabela5.D1" office:value-type="string">
            <text:p text:style-name="P8">Orientador(a):</text:p>
          </table:table-cell>
        </table:table-row>
        <table:table-row>
          <table:table-cell table:style-name="Tabela5.A2" office:value-type="string">
            <text:p text:style-name="P10"/>
          </table:table-cell>
          <table:table-cell table:style-name="Tabela5.A2" office:value-type="string">
            <text:p text:style-name="P10"/>
          </table:table-cell>
          <table:table-cell table:style-name="Tabela5.A2" office:value-type="string">
            <text:p text:style-name="P10"/>
          </table:table-cell>
          <table:table-cell table:style-name="Tabela5.D2" office:value-type="string">
            <text:p text:style-name="P10"/>
          </table:table-cell>
        </table:table-row>
      </table:table>
      <table:table table:name="Tabela6" table:style-name="Tabela6">
        <table:table-column table:style-name="Tabela6.A"/>
        <table:table-column table:style-name="Tabela6.B"/>
        <table:table-column table:style-name="Tabela6.C"/>
        <table:table-column table:style-name="Tabela6.D"/>
        <table:table-row table:style-name="Tabela6.1">
          <table:table-cell table:style-name="Tabela6.A1" office:value-type="string">
            <text:p text:style-name="P8">Composição da Banca:</text:p>
          </table:table-cell>
          <table:table-cell table:style-name="Tabela6.A1" table:number-columns-spanned="2" office:value-type="string">
            <text:p text:style-name="P22">Carga Horária do Curso</text:p>
          </table:table-cell>
          <table:covered-table-cell/>
          <table:table-cell table:style-name="Tabela6.A1" office:value-type="string">
            <text:p text:style-name="P23">Proc. Nº</text:p>
          </table:table-cell>
        </table:table-row>
        <table:table-row>
          <table:table-cell table:style-name="Tabela6.A2" office:value-type="string">
            <text:p text:style-name="P10">Presidente:</text:p>
          </table:table-cell>
          <table:table-cell table:style-name="Tabela6.B2" office:value-type="string">
            <text:p text:style-name="P10">Obrigatória:</text:p>
          </table:table-cell>
          <table:table-cell table:style-name="Tabela6.A2" office:value-type="string">
            <text:p text:style-name="P11">{ch_obrig}</text:p>
          </table:table-cell>
          <table:table-cell table:style-name="Tabela6.A2" office:value-type="string">
            <text:p text:style-name="P14">Reg.:</text:p>
          </table:table-cell>
        </table:table-row>
        <table:table-row>
          <table:table-cell table:style-name="Tabela6.A2" office:value-type="string">
            <text:p text:style-name="P10">Membro:</text:p>
          </table:table-cell>
          <table:table-cell table:style-name="Tabela6.B2" office:value-type="string">
            <text:p text:style-name="P10">Eletiva:</text:p>
          </table:table-cell>
          <table:table-cell table:style-name="Tabela6.A2" office:value-type="string">
            <text:p text:style-name="P11">{ch_ele}</text:p>
          </table:table-cell>
          <table:table-cell table:style-name="Tabela6.A2" office:value-type="string">
            <text:p text:style-name="P14">Fls.:</text:p>
          </table:table-cell>
        </table:table-row>
        <table:table-row>
          <table:table-cell table:style-name="Tabela6.A2" office:value-type="string">
            <text:p text:style-name="P10">Membro:</text:p>
          </table:table-cell>
          <table:table-cell table:style-name="Tabela6.B2" office:value-type="string">
            <text:p text:style-name="P10">Total</text:p>
          </table:table-cell>
          <table:table-cell table:style-name="Tabela6.A2" office:value-type="string">
            <text:p text:style-name="P11">{ch_total}</text:p>
          </table:table-cell>
          <table:table-cell table:style-name="Tabela6.A2" office:value-type="string">
            <text:p text:style-name="P14">Livro.:</text:p>
          </table:table-cell>
        </table:table-row>
        <table:table-row>
          <table:table-cell table:style-name="Tabela6.A2" office:value-type="string">
            <text:p text:style-name="P10">Membro:</text:p>
          </table:table-cell>
          <table:table-cell table:style-name="Tabela6.B5" table:number-columns-spanned="2" office:value-type="string">
            <text:p text:style-name="P10"/>
          </table:table-cell>
          <table:covered-table-cell/>
          <table:table-cell table:style-name="Tabela6.A2" office:value-type="string">
            <text:p text:style-name="P13">Data de Registro.: </text:p>
          </table:table-cell>
        </table:table-row>
      </table:table>
      <text:p text:style-name="P4"/>
      <text:p text:style-name="P3"/>
      <text:p text:style-name="P3"/>
      <text:p text:style-name="P3"/>
      <text:h text:style-name="P27" text:outline-level="1"/>
      <text:p text:style-name="P3"/>
      <table:table table:name="Tabela2" table:style-name="Tabela2">
        <table:table-column table:style-name="Tabela2.A"/>
        <table:table-column table:style-name="Tabela2.B"/>
        <table:table-column table:style-name="Tabela2.C"/>
        <table:table-row>
          <table:table-cell table:style-name="Tabela2.A1" office:value-type="string">
            <text:p text:style-name="P9">Maria Gorett Peres do Nascimento</text:p>
            <text:p text:style-name="P12">Chefe da Divisão de Registro e Controle de Acadêmico</text:p>
          </table:table-cell>
          <table:table-cell table:style-name="Tabela2.A1" office:value-type="string">
            <text:p text:style-name="P10"/>
          </table:table-cell>
          <table:table-cell table:style-name="Tabela2.A1" office:value-type="string">
            <text:p text:style-name="P9">{diretor}</text:p>
            <text:p text:style-name="P12">Diretora do DERCA/UFRR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DejaVu Sans1" svg:font-family="'DejaVu San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pt" fo:country="BR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size="12pt" fo:language="pt" fo:country="BR" style:font-name-asian="Times New Roman" style:font-size-asian="12pt" style:language-asian="zh" style:country-asian="CN" style:font-name-complex="Times New Roman" style:font-size-complex="12pt" style:language-complex="ar" style:country-complex="SA" fo:hyphenate="false" fo:hyphenation-remain-char-count="2" fo:hyphenation-push-char-count="2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style:font-name="Arial" fo:font-size="20pt" style:font-size-asian="20pt" style:font-name-complex="Arial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style:font-name="Arial" fo:font-size="16pt" style:font-size-asian="16pt" style:font-name-complex="Arial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center" style:justify-single-word="false" fo:keep-with-next="always"/>
      <style:text-properties style:font-name="Arial" fo:font-size="14pt" style:font-size-asian="14pt" style:font-name-complex="Arial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keep-with-next="always"/>
      <style:text-properties style:font-name="Arial" fo:font-size="24pt" style:font-size-asian="24pt" style:font-name-complex="Arial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weight="bold" style:font-weight-asian="bold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text-align="center" style:justify-single-word="false" fo:keep-with-next="always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_20_indent" style:display-name="Text body indent" style:family="paragraph" style:parent-style-name="Standard" style:class="text">
      <style:paragraph-properties fo:margin-left="0cm" fo:margin-right="0cm" fo:line-height="0.3cm" fo:text-indent="1.251c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Absatz-Standardschriftart" style:family="text"/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cm" fo:margin-right="-1.588cm" fo:text-indent="0cm" style:auto-text-indent="false"/>
      <style:text-properties style:font-name="Arial" style:font-name-complex="Arial"/>
    </style:style>
    <style:style style:name="MP2" style:family="paragraph" style:parent-style-name="Footer">
      <style:text-properties style:font-name="Arial" fo:font-size="8pt" fo:language="en" fo:country="US" style:font-size-asian="8pt" style:font-name-complex="Arial" style:font-size-complex="8pt"/>
    </style:style>
    <style:page-layout style:name="Mpm1">
      <style:page-layout-properties fo:page-width="29.7cm" fo:page-height="21.001cm" style:num-format="1" style:print-orientation="landscape" fo:margin-top="0.953cm" fo:margin-bottom="0.661cm" fo:margin-left="2.011cm" fo:margin-right="1.905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848cm" fo:margin-left="0cm" fo:margin-right="0cm" fo:margin-bottom="0.75cm" style:dynamic-spacing="true"/>
      </style:header-style>
      <style:footer-style>
        <style:header-footer-properties fo:min-height="0.84cm" fo:margin-left="0cm" fo:margin-right="0cm" fo:margin-top="0.741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.801cm" fo:margin-bottom="1.501cm" fo:margin-left="2.858cm" fo:margin-right="1.905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><text:s text:c="106"/></text:p>
      </style:header>
      <style:footer>
        <text:p text:style-name="MP2"/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 </dc:title>
    <meta:initial-creator>Franciney Cardoso Froz</meta:initial-creator>
    <meta:creation-date>2010-05-14T10:51:00</meta:creation-date>
    <dc:creator>soonho </dc:creator>
    <dc:date>2012-09-04T15:43:36</dc:date>
    <meta:print-date>2010-05-14T17:02:00</meta:print-date>
    <meta:editing-cycles>185</meta:editing-cycles>
    <meta:editing-duration>PT11H03M45S</meta:editing-duration>
    <meta:generator>OpenOffice.org/3.2$Unix OpenOffice.org_project/320m12$Build-9483</meta:generator>
    <meta:document-statistic meta:table-count="5" meta:image-count="0" meta:object-count="0" meta:page-count="1" meta:paragraph-count="69" meta:word-count="124" meta:character-count="960"/>
    <meta:user-defined meta:name="Informações 1"/>
    <meta:user-defined meta:name="Informações 2"/>
    <meta:user-defined meta:name="Informações 3"/>
    <meta:user-defined meta:name="Informações 4"/>
  </office:meta>
</office:document-meta>
</file>